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office:font-face-decls>
  <office:automatic-styles>
    <style:style style:name="Table1" style:family="table">
      <style:table-properties style:width="15.928cm" fo:margin-left="1.783cm" table:align="left"/>
    </style:style>
    <style:style style:name="Table1.A" style:family="table-column">
      <style:table-column-properties style:column-width="2.249cm"/>
    </style:style>
    <style:style style:name="Table1.B" style:family="table-column">
      <style:table-column-properties style:column-width="2.223cm"/>
    </style:style>
    <style:style style:name="Table1.C" style:family="table-column">
      <style:table-column-properties style:column-width="3.889cm"/>
    </style:style>
    <style:style style:name="Table1.D" style:family="table-column">
      <style:table-column-properties style:column-width="4.815cm"/>
    </style:style>
    <style:style style:name="Table1.E" style:family="table-column">
      <style:table-column-properties style:column-width="2.752cm"/>
    </style:style>
    <style:style style:name="Table1.A1" style:family="table-cell">
      <style:table-cell-properties style:vertical-align="" fo:padding="0.097cm" fo:border-left="0.5pt solid #000000" fo:border-right="none" fo:border-top="0.5pt solid #000000" fo:border-bottom="0.5pt solid #000000"/>
    </style:style>
    <style:style style:name="Table1.E1" style:family="table-cell">
      <style:table-cell-properties style:vertical-align="" fo:padding="0.097cm" fo:border="0.5pt solid #000000"/>
    </style:style>
    <style:style style:name="Table1.A2" style:family="table-cell">
      <style:table-cell-properties style:vertical-align="" fo:padding="0.097cm" fo:border-left="0.5pt solid #000000" fo:border-right="none" fo:border-top="none" fo:border-bottom="0.5pt solid #000000"/>
    </style:style>
    <style:style style:name="Table1.E2" style:family="table-cell">
      <style:table-cell-properties style:vertical-align="" fo:padding="0.097cm" fo:border-left="0.5pt solid #000000" fo:border-right="0.5pt solid #000000" fo:border-top="none" fo:border-bottom="0.5pt solid #000000"/>
    </style:style>
    <style:style style:name="P1" style:family="paragraph" style:parent-style-name="Standard">
      <style:paragraph-properties fo:text-align="start" style:justify-single-word="false"/>
      <style:text-properties style:font-name="Cambria" fo:font-size="16pt" officeooo:rsid="000cfc4a" officeooo:paragraph-rsid="0004279a" style:font-size-asian="16pt" style:font-size-complex="16pt"/>
    </style:style>
    <style:style style:name="P2" style:family="paragraph" style:parent-style-name="Standard">
      <style:paragraph-properties fo:text-align="center" style:justify-single-word="false"/>
      <style:text-properties style:font-name="Cambria" fo:font-size="16pt" officeooo:rsid="000cfc4a" officeooo:paragraph-rsid="0004279a" style:font-size-asian="16pt" style:font-size-complex="16pt"/>
    </style:style>
    <style:style style:name="P3" style:family="paragraph" style:parent-style-name="Standard">
      <style:paragraph-properties fo:text-align="center" style:justify-single-word="false"/>
      <style:text-properties style:font-name="Cambria" fo:font-size="21pt" officeooo:paragraph-rsid="0004279a" style:font-size-asian="21pt" style:font-size-complex="21pt"/>
    </style:style>
    <style:style style:name="P4" style:family="paragraph" style:parent-style-name="Standard">
      <style:paragraph-properties fo:text-align="center" style:justify-single-word="false"/>
      <style:text-properties style:font-name="Cambria" fo:font-size="26pt" officeooo:paragraph-rsid="0004279a" style:font-size-asian="26pt" style:font-size-complex="26pt"/>
    </style:style>
    <style:style style:name="P5" style:family="paragraph" style:parent-style-name="Standard">
      <style:paragraph-properties fo:text-align="center" style:justify-single-word="false"/>
      <style:text-properties style:font-name="Cambria" fo:font-size="26pt" officeooo:rsid="000cfc4a" officeooo:paragraph-rsid="0004279a" style:font-size-asian="26pt" style:font-size-complex="26pt"/>
    </style:style>
    <style:style style:name="P6" style:family="paragraph" style:parent-style-name="Standard">
      <style:paragraph-properties fo:text-align="center" style:justify-single-word="false"/>
      <style:text-properties style:font-name="Cambria" fo:font-size="24pt" officeooo:paragraph-rsid="0004279a" style:font-size-asian="24pt" style:font-size-complex="24pt"/>
    </style:style>
    <style:style style:name="P7" style:family="paragraph" style:parent-style-name="Standard">
      <style:paragraph-properties fo:text-align="center" style:justify-single-word="false"/>
      <style:text-properties style:font-name="Cambria" fo:font-size="24pt" fo:font-weight="bold" officeooo:rsid="000cfc4a" officeooo:paragraph-rsid="0004279a" style:font-size-asian="24pt" style:font-weight-asian="bold" style:font-size-complex="24pt" style:font-weight-complex="bold"/>
    </style:style>
    <style:style style:name="P8" style:family="paragraph" style:parent-style-name="Standard">
      <style:paragraph-properties fo:line-height="150%" fo:text-align="start" style:justify-single-word="false"/>
      <style:text-properties fo:font-size="14pt" fo:font-weight="bold" officeooo:rsid="0004279a" officeooo:paragraph-rsid="0004279a" style:font-size-asian="12.25pt" style:font-weight-asian="bold" style:font-size-complex="14pt" style:font-weight-complex="bold"/>
    </style:style>
    <style:style style:name="P9" style:family="paragraph" style:parent-style-name="Standard" style:list-style-name="L1">
      <style:paragraph-properties fo:line-height="150%" fo:text-align="start" style:justify-single-word="false"/>
      <style:text-properties fo:font-weight="bold" officeooo:paragraph-rsid="0004279a" style:font-weight-asian="bold" style:font-weight-complex="bold"/>
    </style:style>
    <style:style style:name="P10" style:family="paragraph" style:parent-style-name="Standard" style:list-style-name="L4">
      <style:paragraph-properties fo:line-height="150%" fo:text-align="start" style:justify-single-word="false"/>
      <style:text-properties fo:font-size="12pt" fo:font-weight="normal" officeooo:rsid="000a25ee" officeooo:paragraph-rsid="000a25ee" style:font-size-asian="12pt" style:font-weight-asian="normal" style:font-size-complex="12pt" style:font-weight-complex="normal"/>
    </style:style>
    <style:style style:name="P11" style:family="paragraph" style:parent-style-name="Standard" style:list-style-name="L4">
      <style:paragraph-properties fo:line-height="150%" fo:text-align="start" style:justify-single-word="false"/>
      <style:text-properties fo:font-size="12pt" fo:font-weight="normal" officeooo:rsid="0004279a" officeooo:paragraph-rsid="0004279a" style:font-size-asian="12pt" style:font-weight-asian="normal" style:font-size-complex="12pt" style:font-weight-complex="normal"/>
    </style:style>
    <style:style style:name="P12" style:family="paragraph" style:parent-style-name="Standard" style:list-style-name="L4">
      <style:paragraph-properties fo:line-height="150%" fo:text-align="start" style:justify-single-word="false"/>
      <style:text-properties fo:font-size="12pt" fo:font-weight="normal" officeooo:rsid="0004279a" officeooo:paragraph-rsid="00064974" style:font-size-asian="12pt" style:font-weight-asian="normal" style:font-size-complex="12pt" style:font-weight-complex="normal"/>
    </style:style>
    <style:style style:name="P13" style:family="paragraph" style:parent-style-name="Standard" style:list-style-name="L4">
      <style:paragraph-properties fo:line-height="150%" fo:text-align="start" style:justify-single-word="false"/>
      <style:text-properties fo:font-size="12pt" fo:font-weight="normal" officeooo:rsid="000978d4" officeooo:paragraph-rsid="000978d4" style:font-size-asian="12pt" style:font-weight-asian="normal" style:font-size-complex="12pt" style:font-weight-complex="normal"/>
    </style:style>
    <style:style style:name="P14" style:family="paragraph" style:parent-style-name="Standard" style:list-style-name="L1">
      <style:paragraph-properties fo:line-height="150%" fo:text-align="start" style:justify-single-word="false"/>
      <style:text-properties style:font-name="Cambria" fo:font-size="12pt" fo:font-weight="normal" officeooo:rsid="0004279a" officeooo:paragraph-rsid="0004279a" style:font-size-asian="10.5pt" style:font-weight-asian="normal" style:font-size-complex="12pt" style:font-weight-complex="normal"/>
    </style:style>
    <style:style style:name="P15" style:family="paragraph" style:parent-style-name="Standard" style:list-style-name="L1">
      <style:paragraph-properties fo:line-height="150%" fo:text-align="start" style:justify-single-word="false"/>
      <style:text-properties style:font-name="Cambria" fo:font-size="12pt" fo:font-weight="normal" officeooo:rsid="0004279a" officeooo:paragraph-rsid="000a25ee" style:font-size-asian="10.5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font-name="Cambria" fo:font-size="12pt" fo:font-weight="normal" officeooo:rsid="0004279a" officeooo:paragraph-rsid="0004279a" style:font-size-asian="10.5pt" style:font-weight-asian="normal" style:font-size-complex="12pt" style:font-weight-complex="normal"/>
    </style:style>
    <style:style style:name="P17" style:family="paragraph" style:parent-style-name="Standard" style:list-style-name="L15">
      <style:paragraph-properties fo:line-height="150%" fo:text-align="start" style:justify-single-word="false"/>
      <style:text-properties style:font-name="Cambria" fo:font-size="12pt" fo:font-weight="normal" officeooo:rsid="0004279a" officeooo:paragraph-rsid="000a25ee" style:font-size-asian="10.5pt" style:font-weight-asian="normal" style:font-size-complex="12pt" style:font-weight-complex="normal"/>
    </style:style>
    <style:style style:name="P18" style:family="paragraph" style:parent-style-name="Standard" style:list-style-name="L1">
      <style:paragraph-properties fo:line-height="150%" fo:text-align="start" style:justify-single-word="false"/>
      <style:text-properties style:font-name="Cambria" fo:font-size="12pt" fo:font-weight="normal" officeooo:rsid="001d09dd" officeooo:paragraph-rsid="0004279a" style:font-size-asian="10.5pt" style:font-weight-asian="normal" style:font-size-complex="12pt" style:font-weight-complex="normal"/>
    </style:style>
    <style:style style:name="P19" style:family="paragraph" style:parent-style-name="Standard" style:list-style-name="L1">
      <style:paragraph-properties fo:line-height="150%" fo:text-align="start" style:justify-single-word="false"/>
      <style:text-properties style:font-name="Cambria" fo:font-size="12pt" fo:font-weight="normal" officeooo:rsid="000a25ee" officeooo:paragraph-rsid="000a25ee" style:font-size-asian="10.5pt" style:font-weight-asian="normal" style:font-size-complex="12pt" style:font-weight-complex="normal"/>
    </style:style>
    <style:style style:name="P20" style:family="paragraph" style:parent-style-name="Standard" style:list-style-name="L2">
      <style:paragraph-properties fo:line-height="150%" fo:text-align="start" style:justify-single-word="false"/>
      <style:text-properties style:font-name="Cambria" fo:font-size="12pt" fo:font-weight="normal" officeooo:rsid="000a25ee" officeooo:paragraph-rsid="000a25ee" style:font-size-asian="10.5pt" style:font-weight-asian="normal" style:font-size-complex="12pt" style:font-weight-complex="normal"/>
    </style:style>
    <style:style style:name="P21" style:family="paragraph" style:parent-style-name="Standard" style:list-style-name="L15">
      <style:paragraph-properties fo:line-height="150%" fo:text-align="start" style:justify-single-word="false"/>
      <style:text-properties style:font-name="Cambria" fo:font-size="12pt" fo:font-weight="normal" officeooo:rsid="00064974" officeooo:paragraph-rsid="000a25ee" fo:background-color="#ffff00" style:font-size-asian="10.5pt" style:font-weight-asian="normal" style:font-size-complex="12pt" style:font-weight-complex="normal"/>
    </style:style>
    <style:style style:name="P22" style:family="paragraph" style:parent-style-name="Standard" style:list-style-name="L1">
      <style:paragraph-properties fo:line-height="150%" fo:text-align="start" style:justify-single-word="false"/>
      <style:text-properties style:font-name="Cambria" fo:font-size="12pt" fo:font-weight="normal" officeooo:rsid="0007d3d4" officeooo:paragraph-rsid="0007d3d4" fo:background-color="#ffff00" style:font-size-asian="10.5pt" style:font-weight-asian="normal" style:font-size-complex="12pt" style:font-weight-complex="normal"/>
    </style:style>
    <style:style style:name="P23" style:family="paragraph" style:parent-style-name="Standard" style:list-style-name="L1">
      <style:paragraph-properties fo:line-height="150%" fo:text-align="start" style:justify-single-word="false"/>
      <style:text-properties style:font-name="Cambria" fo:font-size="12pt" fo:font-weight="normal" officeooo:rsid="00088ea2" officeooo:paragraph-rsid="00088ea2" fo:background-color="#ffff00" style:font-size-asian="10.5pt" style:font-weight-asian="normal" style:font-size-complex="12pt" style:font-weight-complex="normal"/>
    </style:style>
    <style:style style:name="P24" style:family="paragraph" style:parent-style-name="Standard" style:list-style-name="L7">
      <style:paragraph-properties fo:line-height="150%" fo:text-align="start" style:justify-single-word="false"/>
      <style:text-properties style:font-name="Cambria" fo:font-size="12pt" fo:font-weight="normal" officeooo:rsid="00088ea2" officeooo:paragraph-rsid="00088ea2" fo:background-color="#ffff00" style:font-size-asian="10.5pt" style:font-weight-asian="normal" style:font-size-complex="12pt" style:font-weight-complex="normal"/>
    </style:style>
    <style:style style:name="P25" style:family="paragraph" style:parent-style-name="Standard" style:list-style-name="L8">
      <style:paragraph-properties fo:line-height="150%" fo:text-align="start" style:justify-single-word="false"/>
      <style:text-properties style:font-name="Cambria" fo:font-size="12pt" fo:font-weight="normal" officeooo:rsid="00088ea2" officeooo:paragraph-rsid="00088ea2" fo:background-color="#ffff00" style:font-size-asian="10.5pt" style:font-weight-asian="normal" style:font-size-complex="12pt" style:font-weight-complex="normal"/>
    </style:style>
    <style:style style:name="P26" style:family="paragraph" style:parent-style-name="Standard">
      <style:paragraph-properties fo:line-height="150%" fo:text-align="start" style:justify-single-word="false"/>
      <style:text-properties style:font-name="Cambria" fo:font-size="12pt" fo:font-weight="normal" officeooo:rsid="001d09dd" officeooo:paragraph-rsid="00088ea2" fo:background-color="#ffff00" style:font-size-asian="10.5pt" style:font-weight-asian="normal" style:font-size-complex="12pt" style:font-weight-complex="normal"/>
    </style:style>
    <style:style style:name="P27" style:family="paragraph" style:parent-style-name="Standard" style:list-style-name="L1">
      <style:paragraph-properties fo:line-height="150%" fo:text-align="start" style:justify-single-word="false"/>
      <style:text-properties style:font-name="Cambria" fo:font-size="12pt" fo:font-weight="normal" officeooo:rsid="001d09dd" officeooo:paragraph-rsid="0004279a" fo:background-color="#ffff00" style:font-size-asian="10.5pt" style:font-weight-asian="normal" style:font-size-complex="12pt" style:font-weight-complex="normal"/>
    </style:style>
    <style:style style:name="P28" style:family="paragraph" style:parent-style-name="Standard" style:list-style-name="L1">
      <style:paragraph-properties fo:line-height="150%" fo:text-align="start" style:justify-single-word="false"/>
      <style:text-properties style:font-name="Cambria" fo:font-size="12pt" fo:font-weight="normal" officeooo:rsid="001d09dd" officeooo:paragraph-rsid="00088ea2" fo:background-color="#ffff00" style:font-size-asian="10.5pt" style:font-weight-asian="normal" style:font-size-complex="12pt" style:font-weight-complex="normal"/>
    </style:style>
    <style:style style:name="P29" style:family="paragraph" style:parent-style-name="Standard" style:list-style-name="L1">
      <style:paragraph-properties fo:line-height="150%" fo:text-align="start" style:justify-single-word="false"/>
      <style:text-properties style:font-name="Cambria" fo:font-size="12pt" fo:font-weight="normal" officeooo:rsid="000a25ee" officeooo:paragraph-rsid="000a25ee" fo:background-color="#ffff00" style:font-size-asian="10.5pt" style:font-weight-asian="normal" style:font-size-complex="12pt" style:font-weight-complex="normal"/>
    </style:style>
    <style:style style:name="P30" style:family="paragraph" style:parent-style-name="Standard">
      <style:paragraph-properties fo:line-height="150%" fo:text-align="start" style:justify-single-word="false"/>
      <style:text-properties style:font-name="Cambria" fo:font-size="12pt" fo:font-weight="normal" officeooo:rsid="000a25ee" officeooo:paragraph-rsid="000a25ee" fo:background-color="#ffff00" style:font-size-asian="10.5pt" style:font-weight-asian="normal" style:font-size-complex="12pt" style:font-weight-complex="normal"/>
    </style:style>
    <style:style style:name="P31" style:family="paragraph" style:parent-style-name="Standard" style:list-style-name="L13">
      <style:paragraph-properties fo:line-height="150%" fo:text-align="start" style:justify-single-word="false"/>
      <style:text-properties style:font-name="Cambria" fo:font-size="12pt" fo:font-weight="normal" officeooo:rsid="000a25ee" officeooo:paragraph-rsid="000a25ee" fo:background-color="#ffff00" style:font-size-asian="10.5pt" style:font-weight-asian="normal" style:font-size-complex="12pt" style:font-weight-complex="normal"/>
    </style:style>
    <style:style style:name="P32" style:family="paragraph" style:parent-style-name="Standard" style:list-style-name="L14">
      <style:paragraph-properties fo:line-height="150%" fo:text-align="start" style:justify-single-word="false"/>
      <style:text-properties style:font-name="Cambria" fo:font-size="12pt" fo:font-weight="normal" officeooo:rsid="000a25ee" officeooo:paragraph-rsid="000a25ee" fo:background-color="#ffff00" style:font-size-asian="10.5pt" style:font-weight-asian="normal" style:font-size-complex="12pt" style:font-weight-complex="normal"/>
    </style:style>
    <style:style style:name="P33" style:family="paragraph" style:parent-style-name="Standard" style:list-style-name="L8">
      <style:paragraph-properties fo:line-height="150%" fo:text-align="start" style:justify-single-word="false"/>
      <style:text-properties style:font-name="Cambria" fo:font-size="12pt" fo:font-weight="normal" officeooo:rsid="000a25ee" officeooo:paragraph-rsid="000a25ee" fo:background-color="#ffff00" style:font-size-asian="10.5pt" style:font-weight-asian="normal" style:font-size-complex="12pt" style:font-weight-complex="normal"/>
    </style:style>
    <style:style style:name="P34" style:family="paragraph" style:parent-style-name="Standard" style:list-style-name="L7">
      <style:paragraph-properties fo:line-height="150%" fo:text-align="start" style:justify-single-word="false"/>
      <style:text-properties style:font-name="Cambria" fo:font-size="12pt" fo:font-weight="normal" officeooo:rsid="000a25ee" officeooo:paragraph-rsid="000a25ee" fo:background-color="#ffff00" style:font-size-asian="10.5pt" style:font-weight-asian="normal" style:font-size-complex="12pt" style:font-weight-complex="normal"/>
    </style:style>
    <style:style style:name="P35" style:family="paragraph" style:parent-style-name="Standard" style:list-style-name="L1">
      <style:paragraph-properties fo:line-height="150%" fo:text-align="start" style:justify-single-word="false"/>
      <style:text-properties style:font-name="Cambria" fo:font-size="12pt" fo:font-weight="normal" officeooo:rsid="0004279a" officeooo:paragraph-rsid="0004279a" fo:background-color="#ffff00" style:font-size-asian="10.5pt" style:font-weight-asian="normal" style:font-size-complex="12pt" style:font-weight-complex="normal"/>
    </style:style>
    <style:style style:name="P36" style:family="paragraph" style:parent-style-name="Standard" style:list-style-name="L2">
      <style:paragraph-properties fo:line-height="150%" fo:text-align="start" style:justify-single-word="false"/>
      <style:text-properties style:font-name="Cambria" fo:font-size="12pt" fo:font-weight="normal" officeooo:rsid="0004279a" officeooo:paragraph-rsid="0004279a" fo:background-color="#ffff00" style:font-size-asian="10.5pt" style:font-weight-asian="normal" style:font-size-complex="12pt" style:font-weight-complex="normal"/>
    </style:style>
    <style:style style:name="P37" style:family="paragraph" style:parent-style-name="Standard" style:list-style-name="L1">
      <style:paragraph-properties fo:line-height="150%" fo:text-align="start" style:justify-single-word="false"/>
      <style:text-properties style:font-name="Cambria" fo:font-size="14pt" fo:font-weight="bold" officeooo:rsid="001d09dd" officeooo:paragraph-rsid="0004279a" style:font-size-asian="14pt" style:font-weight-asian="bold" style:font-size-complex="14pt" style:font-weight-complex="bold"/>
    </style:style>
    <style:style style:name="P38" style:family="paragraph" style:parent-style-name="Standard" style:list-style-name="L1">
      <style:paragraph-properties fo:line-height="150%" fo:text-align="start" style:justify-single-word="false"/>
      <style:text-properties style:font-name="Cambria" fo:font-size="14pt" fo:font-weight="bold" officeooo:rsid="001d09dd" officeooo:paragraph-rsid="0004279a" style:font-size-asian="12.25pt" style:font-weight-asian="bold" style:font-size-complex="14pt" style:font-weight-complex="bold"/>
    </style:style>
    <style:style style:name="P39" style:family="paragraph" style:parent-style-name="Standard" style:list-style-name="L1">
      <style:paragraph-properties fo:line-height="150%" fo:text-align="start" style:justify-single-word="false"/>
      <style:text-properties style:font-name="Cambria" fo:font-size="14pt" fo:font-weight="bold" officeooo:rsid="00088ea2" officeooo:paragraph-rsid="00088ea2" fo:background-color="#ffff00" style:font-size-asian="12.25pt" style:font-weight-asian="bold" style:font-size-complex="14pt" style:font-weight-complex="bold"/>
    </style:style>
    <style:style style:name="P40" style:family="paragraph" style:parent-style-name="Standard" style:list-style-name="L1">
      <style:paragraph-properties fo:line-height="150%" fo:text-align="start" style:justify-single-word="false"/>
      <style:text-properties style:font-name="Cambria" fo:font-size="14pt" fo:font-weight="bold" officeooo:rsid="000a25ee" officeooo:paragraph-rsid="000a25ee" fo:background-color="#ffff00" style:font-size-asian="12.25pt" style:font-weight-asian="bold" style:font-size-complex="14pt" style:font-weight-complex="bold"/>
    </style:style>
    <style:style style:name="P41" style:family="paragraph" style:parent-style-name="Standard">
      <style:paragraph-properties fo:text-align="center" style:justify-single-word="false"/>
      <style:text-properties style:font-name="Cambria" fo:font-size="24pt" officeooo:rsid="000cfc4a" officeooo:paragraph-rsid="0004279a" style:font-size-asian="24pt" style:font-size-complex="24pt"/>
    </style:style>
    <style:style style:name="P42" style:family="paragraph" style:parent-style-name="Standard" style:list-style-name="L1">
      <style:paragraph-properties fo:line-height="150%" fo:text-align="start" style:justify-single-word="false"/>
      <style:text-properties officeooo:paragraph-rsid="0004279a"/>
    </style:style>
    <style:style style:name="P43" style:family="paragraph" style:parent-style-name="Standard" style:list-style-name="L11">
      <style:paragraph-properties fo:line-height="150%" fo:text-align="start" style:justify-single-word="false"/>
      <style:text-properties officeooo:paragraph-rsid="000a25ee"/>
    </style:style>
    <style:style style:name="P44" style:family="paragraph" style:parent-style-name="Standard" style:list-style-name="L12">
      <style:paragraph-properties fo:line-height="150%" fo:text-align="start" style:justify-single-word="false"/>
      <style:text-properties officeooo:paragraph-rsid="000a25ee"/>
    </style:style>
    <style:style style:name="P45" style:family="paragraph" style:parent-style-name="Standard" style:list-style-name="L3">
      <style:paragraph-properties fo:line-height="150%" fo:text-align="start" style:justify-single-word="false"/>
      <style:text-properties officeooo:rsid="0004279a" officeooo:paragraph-rsid="0004279a"/>
    </style:style>
    <style:style style:name="P46" style:family="paragraph" style:parent-style-name="Standard" style:list-style-name="L1">
      <style:paragraph-properties fo:line-height="150%" fo:text-align="start" style:justify-single-word="false"/>
      <style:text-properties fo:font-size="14pt" fo:font-weight="bold" officeooo:rsid="0004279a" officeooo:paragraph-rsid="0004279a" style:font-size-asian="12.25pt" style:font-weight-asian="bold" style:font-size-complex="14pt" style:font-weight-complex="bold"/>
    </style:style>
    <style:style style:name="P47" style:family="paragraph" style:parent-style-name="Standard" style:list-style-name="L1">
      <style:paragraph-properties fo:line-height="150%" fo:text-align="start" style:justify-single-word="false"/>
      <style:text-properties officeooo:rsid="000a25ee" officeooo:paragraph-rsid="000a25ee" fo:background-color="#ffff00"/>
    </style:style>
    <style:style style:name="P48" style:family="paragraph" style:parent-style-name="Table_20_Contents">
      <style:paragraph-properties fo:text-align="center" style:justify-single-word="false"/>
      <style:text-properties style:font-name="Cambria" fo:font-size="12pt" officeooo:rsid="00088ea2" officeooo:paragraph-rsid="000a25ee" fo:background-color="#ffff00" style:font-size-asian="10.5pt" style:font-size-complex="12pt"/>
    </style:style>
    <style:style style:name="P49" style:family="paragraph" style:parent-style-name="Table_20_Contents">
      <style:paragraph-properties fo:text-align="center" style:justify-single-word="false"/>
      <style:text-properties style:font-name="Cambria" fo:font-size="12pt" officeooo:paragraph-rsid="000a25ee" fo:background-color="#ffff00" style:font-size-asian="10.5pt" style:font-size-complex="12pt"/>
    </style:style>
    <style:style style:name="P50" style:family="paragraph" style:parent-style-name="Table_20_Contents">
      <style:paragraph-properties fo:text-align="center" style:justify-single-word="false"/>
      <style:text-properties style:font-name="Cambria" fo:font-size="12pt" officeooo:rsid="000a25ee" officeooo:paragraph-rsid="000a25ee" fo:background-color="#ffff00" style:font-size-asian="10.5pt" style:font-size-complex="12pt"/>
    </style:style>
    <style:style style:name="T1" style:family="text">
      <style:text-properties fo:font-weight="bold" style:font-weight-asian="bold" style:font-weight-complex="bold"/>
    </style:style>
    <style:style style:name="T2" style:family="text">
      <style:text-properties officeooo:rsid="0004279a"/>
    </style:style>
    <style:style style:name="T3" style:family="text">
      <style:text-properties style:font-name="Cambria"/>
    </style:style>
    <style:style style:name="T4" style:family="text">
      <style:text-properties style:font-name="Cambria" fo:font-size="14pt" fo:font-weight="bold" officeooo:rsid="001d09dd" style:font-size-asian="14pt" style:font-weight-asian="bold" style:font-size-complex="14pt" style:font-weight-complex="bold"/>
    </style:style>
    <style:style style:name="T5" style:family="text">
      <style:text-properties style:font-name="Cambria" fo:font-size="14pt" officeooo:rsid="0004279a" style:font-size-asian="12.25pt" style:font-size-complex="14pt"/>
    </style:style>
    <style:style style:name="T6" style:family="text">
      <style:text-properties style:font-name="Cambria" fo:font-size="12pt" fo:font-weight="normal" officeooo:rsid="001d09dd" style:font-size-asian="10.5pt" style:font-weight-asian="normal" style:font-size-complex="12pt" style:font-weight-complex="normal"/>
    </style:style>
    <style:style style:name="T7" style:family="text">
      <style:text-properties style:font-name="Cambria" fo:font-size="12pt" fo:font-weight="normal" officeooo:rsid="000a25ee" fo:background-color="#ffff00" loext:char-shading-value="0" style:font-size-asian="10.5pt" style:font-weight-asian="normal" style:font-size-complex="12pt" style:font-weight-complex="normal"/>
    </style:style>
    <style:style style:name="T8" style:family="text">
      <style:text-properties officeooo:rsid="0029b21b"/>
    </style:style>
    <style:style style:name="T9" style:family="text">
      <style:text-properties officeooo:rsid="002ae6fd"/>
    </style:style>
    <style:style style:name="T10" style:family="text">
      <style:text-properties officeooo:rsid="001e3803"/>
    </style:style>
    <style:style style:name="T11" style:family="text">
      <style:text-properties officeooo:rsid="001fe72e"/>
    </style:style>
    <style:style style:name="T12" style:family="text">
      <style:text-properties officeooo:rsid="000a25ee"/>
    </style:style>
    <style:style style:name="T13" style:family="text">
      <style:text-properties fo:background-color="#ffff00" loext:char-shading-value="0"/>
    </style:style>
    <style:style style:name="T14" style:family="text">
      <style:text-properties officeooo:rsid="000e64e2"/>
    </style:style>
    <text:list-style style:name="L1">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4"/>
      <text:p text:style-name="P6"/>
      <text:p text:style-name="P7">System Requirements Specification </text:p>
      <text:p text:style-name="P7">(SRS)</text:p>
      <text:p text:style-name="P7"/>
      <text:p text:style-name="P7"/>
      <text:p text:style-name="P41">Ticktrak App</text:p>
      <text:p text:style-name="P5"/>
      <text:p text:style-name="P5"/>
      <text:p text:style-name="P5"/>
      <text:p text:style-name="P5"/>
      <text:p text:style-name="P5"/>
      <text:p text:style-name="P5"/>
      <text:p text:style-name="P5"/>
      <text:p text:style-name="P2"/>
      <text:p text:style-name="P2"/>
      <text:p text:style-name="P2"/>
      <text:p text:style-name="P2"/>
      <text:p text:style-name="P2"/>
      <text:p text:style-name="P2"/>
      <text:p text:style-name="P2"/>
      <text:p text:style-name="P1"><text:span text:style-name="T1">Version:</text:span> 1.<text:span text:style-name="T2">1</text:span></text:p>
      <text:p text:style-name="P1"><text:span text:style-name="T1">Last Updated:</text:span> June 17, 2025</text:p>
      <text:p text:style-name="P1"><text:span text:style-name="T1">Author: </text:span>Carlo Merin</text:p>
      <text:p text:style-name="P1"/>
      <text:list xml:id="list1807768491" text:style-name="L1">
        <text:list-item>
          <text:p text:style-name="P9"><text:soft-page-break/><text:span text:style-name="T5">Introduction</text:span></text:p>
          <text:list>
            <text:list-item>
              <text:p text:style-name="P14">Purpose</text:p>
              <text:p text:style-name="P14">The Ticktrak App is a task-tracking platform designed to help users manage their tasks and track progress. The main objective of this is to enable the users to create, view, update, delete and complete tasks while retain the view of their progress.</text:p>
              <text:p text:style-name="P14"/>
            </text:list-item>
            <text:list-item>
              <text:p text:style-name="P14">Scope</text:p>
              <text:p text:style-name="P15">This Application includes:</text:p>
            </text:list-item>
          </text:list>
        </text:list-item>
      </text:list>
      <text:list text:style-name="L15">
        <text:list-item>
          <text:list>
            <text:list-item>
              <text:list>
                <text:list-item>
                  <text:p text:style-name="P17">Welcome/Landing Page</text:p>
                </text:list-item>
                <text:list-item>
                  <text:p text:style-name="P17">User Authentication (Login/Register)</text:p>
                </text:list-item>
                <text:list-item>
                  <text:p text:style-name="P17">Dashboard View</text:p>
                </text:list-item>
                <text:list-item>
                  <text:p text:style-name="P17">Side and Top Navigation Menu</text:p>
                </text:list-item>
                <text:list-item>
                  <text:p text:style-name="P17">User Profile/Setting</text:p>
                </text:list-item>
                <text:list-item>
                  <text:p text:style-name="P21">Task List (Table with search and pagination controls)</text:p>
                  <text:p text:style-name="P21"/>
                </text:list-item>
              </text:list>
            </text:list-item>
          </text:list>
        </text:list-item>
      </text:list>
      <text:list xml:id="list114425184086039" text:continue-list="list1807768491" text:style-name="L1">
        <text:list-item>
          <text:list>
            <text:list-item>
              <text:p text:style-name="P29">Tech Stack </text:p>
              <text:p text:style-name="P35">This Application <text:span text:style-name="T12">uses</text:span>:</text:p>
              <text:list>
                <text:list-item>
                  <text:p text:style-name="P29">PHP</text:p>
                  <text:list>
                    <text:list-item>
                      <text:p text:style-name="P29">Laravel v.10</text:p>
                    </text:list-item>
                    <text:list-item>
                      <text:p text:style-name="P29">Composer</text:p>
                    </text:list-item>
                  </text:list>
                </text:list-item>
                <text:list-item>
                  <text:p text:style-name="P29">JavaScript</text:p>
                  <text:list>
                    <text:list-item>
                      <text:p text:style-name="P29">Node JS</text:p>
                    </text:list-item>
                    <text:list-item>
                      <text:p text:style-name="P29">Alpine JS</text:p>
                    </text:list-item>
                    <text:list-item>
                      <text:p text:style-name="P29">Rest API / Fetch</text:p>
                    </text:list-item>
                  </text:list>
                </text:list-item>
                <text:list-item>
                  <text:p text:style-name="P29">CSS</text:p>
                  <text:list>
                    <text:list-item>
                      <text:p text:style-name="P29">Tailwind CSS</text:p>
                    </text:list-item>
                    <text:list-item>
                      <text:p text:style-name="P29">Flowbite</text:p>
                    </text:list-item>
                  </text:list>
                </text:list-item>
                <text:list-item>
                  <text:p text:style-name="P29">Icons</text:p>
                  <text:list>
                    <text:list-item>
                      <text:p text:style-name="P29">Heroicons</text:p>
                    </text:list-item>
                    <text:list-item>
                      <text:p text:style-name="P29">Untitledui</text:p>
                    </text:list-item>
                  </text:list>
                </text:list-item>
                <text:list-item>
                  <text:p text:style-name="P29">Graphs</text:p>
                  <text:list>
                    <text:list-item>
                      <text:p text:style-name="P29">Apexcharts</text:p>
                    </text:list-item>
                  </text:list>
                </text:list-item>
              </text:list>
            </text:list-item>
          </text:list>
        </text:list-item>
      </text:list>
      <text:list text:style-name="L2">
        <text:list-item>
          <text:list>
            <text:list-item>
              <text:list>
                <text:list-header>
                  <text:p text:style-name="P36"><text:soft-page-break/></text:p>
                </text:list-header>
              </text:list>
            </text:list-item>
          </text:list>
        </text:list-item>
      </text:list>
      <text:list text:continue-list="list114425184086039" text:style-name="L1">
        <text:list-item>
          <text:p text:style-name="P46"><text:span text:style-name="T3">User Role and Permissions</text:span><text:span text:style-name="T4"/></text:p>
          <text:list>
            <text:list-item>
              <text:p text:style-name="P18">User – Create, View, Update and Delete</text:p>
            </text:list-item>
            <text:list-item>
              <text:p text:style-name="P18">Admin – Manage All the users.</text:p>
              <text:p text:style-name="P18"/>
            </text:list-item>
          </text:list>
        </text:list-item>
        <text:list-item>
          <text:p text:style-name="P37">Functional Requirements</text:p>
          <text:list>
            <text:list-item>
              <text:p text:style-name="P18">User Authentication</text:p>
              <text:list>
                <text:list-item>
                  <text:p text:style-name="P18">Register and Login</text:p>
                </text:list-item>
              </text:list>
            </text:list-item>
            <text:list-item>
              <text:p text:style-name="P18">User Profile/Setting</text:p>
              <text:list>
                <text:list-item>
                  <text:p text:style-name="P18">Add Profile Picture</text:p>
                </text:list-item>
                <text:list-item>
                  <text:p text:style-name="P18">Update <text:span text:style-name="T8">I</text:span><text:span text:style-name="T9">nformation</text:span></text:p>
                </text:list-item>
                <text:list-item>
                  <text:p text:style-name="P18">Change Password</text:p>
                </text:list-item>
                <text:list-item>
                  <text:p text:style-name="P42">Delete Accoun<text:span text:style-name="T2">t</text:span></text:p>
                </text:list-item>
              </text:list>
            </text:list-item>
            <text:list-item>
              <text:p text:style-name="P47">Task Management</text:p>
              <text:list>
                <text:list-item>
                  <text:p text:style-name="P47">Create new Tasks</text:p>
                </text:list-item>
                <text:list-item>
                  <text:p text:style-name="P47">View List of Tasks</text:p>
                </text:list-item>
                <text:list-item>
                  <text:p text:style-name="P47">Update / Delete Tasks</text:p>
                  <text:p text:style-name="P42"/>
                </text:list-item>
              </text:list>
            </text:list-item>
          </text:list>
        </text:list-item>
        <text:list-item>
          <text:p text:style-name="P37">Non-Functional Requirements</text:p>
          <text:list>
            <text:list-item>
              <text:p text:style-name="P18">Security: Password hashing</text:p>
            </text:list-item>
            <text:list-item>
              <text:p text:style-name="P18">Performance: Response should be 500ms minimum</text:p>
            </text:list-item>
            <text:list-item>
              <text:p text:style-name="P18">Validation: Proper input sani<text:span text:style-name="T10">ta</text:span>tion and error message</text:p>
              <text:p text:style-name="P18"/>
            </text:list-item>
          </text:list>
        </text:list-item>
        <text:list-item>
          <text:p text:style-name="P38">Database Schema (Tables)</text:p>
          <text:list>
            <text:list-item>
              <text:p text:style-name="P18">Table: Users</text:p>
              <text:list>
                <text:list-item>
                  <text:p text:style-name="P18">id – Primary Key</text:p>
                </text:list-item>
                <text:list-item>
                  <text:p text:style-name="P18">name – String <text:span text:style-name="T11">| max:255</text:span></text:p>
                </text:list-item>
                <text:list-item>
                  <text:p text:style-name="P18">profile – String | Null</text:p>
                </text:list-item>
                <text:list-item>
                  <text:p text:style-name="P18">email – String | Email | Unique</text:p>
                </text:list-item>
                <text:list-item>
                  <text:p text:style-name="P18">password – String | Hash</text:p>
                </text:list-item>
              </text:list>
            </text:list-item>
            <text:list-item>
              <text:p text:style-name="P22">Table: Tasks</text:p>
              <text:list>
                <text:list-item>
                  <text:p text:style-name="P22"><text:soft-page-break/>id – Primary Key</text:p>
                </text:list-item>
                <text:list-item>
                  <text:p text:style-name="P22">title – Required | String | max:255</text:p>
                </text:list-item>
                <text:list-item>
                  <text:p text:style-name="P22">details – Null | text</text:p>
                </text:list-item>
                <text:list-item>
                  <text:p text:style-name="P22">priority – Required | String | enum [‘low’, ‘medium’, ‘high’] | default = low</text:p>
                </text:list-item>
                <text:list-item>
                  <text:p text:style-name="P22">status – Required | String | enum [‘pending’, ‘completed’] | default = pending</text:p>
                </text:list-item>
                <text:list-item>
                  <text:p text:style-name="P22">due_date – Null | date</text:p>
                </text:list-item>
                <text:list-item>
                  <text:p text:style-name="P22">user_id – Foreign Key | exists: users, id</text:p>
                  <text:p text:style-name="P22"/>
                </text:list-item>
              </text:list>
            </text:list-item>
          </text:list>
        </text:list-item>
        <text:list-item>
          <text:p text:style-name="P39">Routes (API)</text:p>
          <text:list>
            <text:list-item>
              <text:p text:style-name="P23">Task Api Endpoints</text:p>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0">Name</text:p>
          </table:table-cell>
          <table:table-cell table:style-name="Table1.A1" office:value-type="string">
            <text:p text:style-name="P48">Method</text:p>
          </table:table-cell>
          <table:table-cell table:style-name="Table1.A1" office:value-type="string">
            <text:p text:style-name="P48">Url</text:p>
          </table:table-cell>
          <table:table-cell table:style-name="Table1.A1" office:value-type="string">
            <text:p text:style-name="P48">description</text:p>
          </table:table-cell>
          <table:table-cell table:style-name="Table1.E1" office:value-type="string">
            <text:p text:style-name="P48">authorization</text:p>
          </table:table-cell>
        </table:table-row>
        <table:table-row>
          <table:table-cell table:style-name="Table1.A2" office:value-type="string">
            <text:p text:style-name="P50">index</text:p>
          </table:table-cell>
          <table:table-cell table:style-name="Table1.A2" office:value-type="string">
            <text:p text:style-name="P48">GET</text:p>
          </table:table-cell>
          <table:table-cell table:style-name="Table1.A2" office:value-type="string">
            <text:p text:style-name="P48">/api/tasks</text:p>
          </table:table-cell>
          <table:table-cell table:style-name="Table1.A2" office:value-type="string">
            <text:p text:style-name="P49">View task list</text:p>
          </table:table-cell>
          <table:table-cell table:style-name="Table1.E2" office:value-type="string">
            <text:p text:style-name="P49">auth/logged</text:p>
          </table:table-cell>
        </table:table-row>
        <table:table-row>
          <table:table-cell table:style-name="Table1.A2" office:value-type="string">
            <text:p text:style-name="P50">store</text:p>
          </table:table-cell>
          <table:table-cell table:style-name="Table1.A2" office:value-type="string">
            <text:p text:style-name="P49">POST</text:p>
          </table:table-cell>
          <table:table-cell table:style-name="Table1.A2" office:value-type="string">
            <text:p text:style-name="P49">/api/tasks</text:p>
          </table:table-cell>
          <table:table-cell table:style-name="Table1.A2" office:value-type="string">
            <text:p text:style-name="P49">Create new tasks</text:p>
          </table:table-cell>
          <table:table-cell table:style-name="Table1.E2" office:value-type="string">
            <text:p text:style-name="P49">auth/logged</text:p>
          </table:table-cell>
        </table:table-row>
        <table:table-row>
          <table:table-cell table:style-name="Table1.A2" office:value-type="string">
            <text:p text:style-name="P50">update</text:p>
          </table:table-cell>
          <table:table-cell table:style-name="Table1.A2" office:value-type="string">
            <text:p text:style-name="P49">UPDATE</text:p>
          </table:table-cell>
          <table:table-cell table:style-name="Table1.A2" office:value-type="string">
            <text:p text:style-name="P49">/api/tasks/{id}</text:p>
          </table:table-cell>
          <table:table-cell table:style-name="Table1.A2" office:value-type="string">
            <text:p text:style-name="P49">Update selected tasks</text:p>
          </table:table-cell>
          <table:table-cell table:style-name="Table1.E2" office:value-type="string">
            <text:p text:style-name="P49">auth/logged</text:p>
          </table:table-cell>
        </table:table-row>
        <table:table-row>
          <table:table-cell table:style-name="Table1.A2" office:value-type="string">
            <text:p text:style-name="P50">destroy</text:p>
          </table:table-cell>
          <table:table-cell table:style-name="Table1.A2" office:value-type="string">
            <text:p text:style-name="P49">DELETE</text:p>
          </table:table-cell>
          <table:table-cell table:style-name="Table1.A2" office:value-type="string">
            <text:p text:style-name="P49">/api/tasks/{id}</text:p>
          </table:table-cell>
          <table:table-cell table:style-name="Table1.A2" office:value-type="string">
            <text:p text:style-name="P49">Delete selected tasks</text:p>
          </table:table-cell>
          <table:table-cell table:style-name="Table1.E2" office:value-type="string">
            <text:p text:style-name="P49">auth/logged</text:p>
          </table:table-cell>
        </table:table-row>
      </table:table>
      <text:p text:style-name="P30"/>
      <text:list xml:id="list114425881128049" text:continue-numbering="true" text:style-name="L1">
        <text:list-item>
          <text:p text:style-name="P40">Models</text:p>
          <text:list>
            <text:list-item>
              <text:p text:style-name="P29">User</text:p>
              <text:list>
                <text:list-item>
                  <text:p text:style-name="P29">Fillable Attributes</text:p>
                </text:list-item>
              </text:list>
            </text:list-item>
          </text:list>
        </text:list-item>
      </text:list>
      <text:list text:style-name="L13">
        <text:list-item>
          <text:list>
            <text:list-item>
              <text:list>
                <text:list-item>
                  <text:list>
                    <text:list-item>
                      <text:p text:style-name="P31">name | profile | email | password</text:p>
                    </text:list-item>
                  </text:list>
                </text:list-item>
              </text:list>
            </text:list-item>
          </text:list>
        </text:list-item>
      </text:list>
      <text:list xml:id="list114426446401536" text:continue-list="list114425881128049" text:style-name="L1">
        <text:list-item>
          <text:list>
            <text:list-item>
              <text:list>
                <text:list-item>
                  <text:p text:style-name="P29">Relationship</text:p>
                </text:list-item>
              </text:list>
            </text:list-item>
          </text:list>
        </text:list-item>
      </text:list>
      <text:list text:style-name="L14">
        <text:list-item>
          <text:list>
            <text:list-item>
              <text:list>
                <text:list-item>
                  <text:list>
                    <text:list-item>
                      <text:p text:style-name="P32">hasMany(Task)</text:p>
                    </text:list-item>
                  </text:list>
                </text:list-item>
              </text:list>
            </text:list-item>
          </text:list>
        </text:list-item>
      </text:list>
      <text:list xml:id="list114426929158855" text:continue-list="list114426446401536" text:style-name="L1">
        <text:list-item>
          <text:list>
            <text:list-item>
              <text:p text:style-name="P29">Task</text:p>
              <text:list>
                <text:list-item>
                  <text:p text:style-name="P29">Fillable Attributes</text:p>
                </text:list-item>
              </text:list>
            </text:list-item>
          </text:list>
        </text:list-item>
      </text:list>
      <text:list text:style-name="L11">
        <text:list-item>
          <text:list>
            <text:list-item>
              <text:list>
                <text:list-item>
                  <text:list>
                    <text:list-item>
                      <text:p text:style-name="P43"><text:span text:style-name="T7">title | details | priority | status | due_date | user_id</text:span></text:p>
                    </text:list-item>
                  </text:list>
                </text:list-item>
              </text:list>
            </text:list-item>
          </text:list>
        </text:list-item>
      </text:list>
      <text:list xml:id="list114425538483584" text:continue-list="list114426929158855" text:style-name="L1">
        <text:list-item>
          <text:list>
            <text:list-item>
              <text:list>
                <text:list-item>
                  <text:p text:style-name="P19"><text:span text:style-name="T13">Relationship</text:span></text:p>
                </text:list-item>
              </text:list>
            </text:list-item>
          </text:list>
        </text:list-item>
      </text:list>
      <text:list text:style-name="L12">
        <text:list-item>
          <text:list>
            <text:list-item>
              <text:list>
                <text:list-item>
                  <text:list>
                    <text:list-item>
                      <text:p text:style-name="P44"><text:span text:style-name="T7">belongsTo(User)</text:span></text:p>
                    </text:list-item>
                  </text:list>
                </text:list-item>
              </text:list>
            </text:list-item>
          </text:list>
        </text:list-item>
      </text:list>
      <text:p text:style-name="P26"/>
      <text:list xml:id="list114426447059740" text:continue-list="list114425538483584" text:style-name="L1">
        <text:list-item>
          <text:p text:style-name="P38">User Interface</text:p>
          <text:list>
            <text:list-item>
              <text:p text:style-name="P18">Top Navbar</text:p>
              <text:list>
                <text:list-item>
                  <text:p text:style-name="P18">Search Function</text:p>
                </text:list-item>
                <text:list-item>
                  <text:p text:style-name="P18">Dark/Light Mode</text:p>
                </text:list-item>
                <text:list-item>
                  <text:p text:style-name="P18"><text:soft-page-break/>Profile (Name and Email)</text:p>
                </text:list-item>
              </text:list>
            </text:list-item>
            <text:list-item>
              <text:p text:style-name="P18">Side Navbar</text:p>
            </text:list-item>
          </text:list>
        </text:list-item>
      </text:list>
      <text:list text:style-name="L3">
        <text:list-item>
          <text:list>
            <text:list-item>
              <text:list>
                <text:list-item>
                  <text:p text:style-name="P45">Default View: Shows only Icons (Menu and Others)</text:p>
                </text:list-item>
                <text:list-item>
                  <text:p text:style-name="P45">Toggled View: Shows both Icons and label for each items in the side panel</text:p>
                </text:list-item>
              </text:list>
            </text:list-item>
          </text:list>
        </text:list-item>
      </text:list>
      <text:list xml:id="list114425319472348" text:continue-list="list114426447059740" text:style-name="L1">
        <text:list-item>
          <text:list>
            <text:list-item>
              <text:list>
                <text:list-item>
                  <text:p text:style-name="P18">Application Logo</text:p>
                </text:list-item>
                <text:list-item>
                  <text:p text:style-name="P18">Menu (placeholder)</text:p>
                  <text:list>
                    <text:list-item>
                      <text:p text:style-name="P18">Dashboard</text:p>
                    </text:list-item>
                    <text:list-item>
                      <text:p text:style-name="P18">My Task</text:p>
                    </text:list-item>
                  </text:list>
                </text:list-item>
                <text:list-item>
                  <text:p text:style-name="P18">Others (placeholder)</text:p>
                  <text:list>
                    <text:list-item>
                      <text:p text:style-name="P18">Setting</text:p>
                    </text:list-item>
                    <text:list-item>
                      <text:p text:style-name="P18">Logout</text:p>
                    </text:list-item>
                  </text:list>
                </text:list-item>
              </text:list>
            </text:list-item>
            <text:list-item>
              <text:p text:style-name="P27">Task List UI (CRUD)</text:p>
              <text:list>
                <text:list-item>
                  <text:p text:style-name="P28">Header:<text:span text:style-name="T6"/></text:p>
                </text:list-item>
              </text:list>
            </text:list-item>
          </text:list>
        </text:list-item>
      </text:list>
      <text:list text:style-name="L7">
        <text:list-item>
          <text:list>
            <text:list-item>
              <text:list>
                <text:list-item>
                  <text:list>
                    <text:list-item>
                      <text:p text:style-name="P24">Label: Task List</text:p>
                    </text:list-item>
                    <text:list-item>
                      <text:p text:style-name="P24">Button: Add Tasks <text:span text:style-name="T12">(Modal)</text:span></text:p>
                      <text:list>
                        <text:list-item>
                          <text:p text:style-name="P34">Title: Add Task</text:p>
                        </text:list-item>
                        <text:list-item>
                          <text:p text:style-name="P34">Input Fields:<text:tab/>Title, Priority, Due Date, Details</text:p>
                        </text:list-item>
                        <text:list-item>
                          <text:p text:style-name="P34">Close Button: Close</text:p>
                        </text:list-item>
                        <text:list-item>
                          <text:p text:style-name="P34">Submit Button: Add Task</text:p>
                        </text:list-item>
                      </text:list>
                    </text:list-item>
                  </text:list>
                </text:list-item>
              </text:list>
            </text:list-item>
          </text:list>
        </text:list-item>
      </text:list>
      <text:list text:continue-list="list114425319472348" text:style-name="L1">
        <text:list-item>
          <text:list>
            <text:list-item>
              <text:list>
                <text:list-item>
                  <text:p text:style-name="P23">Main:</text:p>
                </text:list-item>
              </text:list>
            </text:list-item>
          </text:list>
        </text:list-item>
      </text:list>
      <text:list text:style-name="L8">
        <text:list-item>
          <text:list>
            <text:list-item>
              <text:list>
                <text:list-item>
                  <text:list>
                    <text:list-item>
                      <text:p text:style-name="P25">Search <text:span text:style-name="T12">Box</text:span></text:p>
                    </text:list-item>
                    <text:list-item>
                      <text:p text:style-name="P25">Table </text:p>
                      <text:list>
                        <text:list-item>
                          <text:p text:style-name="P25"># | Title | Description | Priority | Due Date | Action</text:p>
                        </text:list-item>
                        <text:list-item>
                          <text:p text:style-name="P33">Action:</text:p>
                          <text:list>
                            <text:list-item>
                              <text:p text:style-name="P33">Button: Update Task (Modal)</text:p>
                              <text:list>
                                <text:list-item>
                                  <text:p text:style-name="P33">Title: Update Task</text:p>
                                </text:list-item>
                                <text:list-item>
                                  <text:p text:style-name="P33">Input Fields:<text:tab/>Title, Priority, Due Date, Details</text:p>
                                </text:list-item>
                                <text:list-item>
                                  <text:p text:style-name="P33">Close Button: Close</text:p>
                                </text:list-item>
                                <text:list-item>
                                  <text:p text:style-name="P33">Submit Button: Update Task</text:p>
                                </text:list-item>
                              </text:list>
                            </text:list-item>
                            <text:list-item>
                              <text:p text:style-name="P33">Button: Delete Task (Modal)</text:p>
                              <text:list>
                                <text:list-item>
                                  <text:p text:style-name="P33">Title: Delete Task</text:p>
                                </text:list-item>
                                <text:list-item>
                                  <text:p text:style-name="P33">Description: Are you sure you want to delete this task?</text:p>
                                </text:list-item>
                                <text:list-item>
                                  <text:p text:style-name="P33"><text:soft-page-break/>Close Button: Close</text:p>
                                </text:list-item>
                                <text:list-item>
                                  <text:p text:style-name="P33">Submit Button: Delete Task</text:p>
                                </text:list-item>
                              </text:list>
                            </text:list-item>
                          </text:list>
                        </text:list-item>
                      </text:list>
                    </text:list-item>
                    <text:list-item>
                      <text:p text:style-name="P25">Pagination Controls</text:p>
                      <text:list>
                        <text:list-item>
                          <text:p text:style-name="P33">Limit per page (10, 25, 50, etc.)</text:p>
                        </text:list-item>
                        <text:list-item>
                          <text:p text:style-name="P33">Previous, Next</text:p>
                        </text:list-item>
                      </text:list>
                    </text:list-item>
                  </text:list>
                </text:list-item>
              </text:list>
            </text:list-item>
          </text:list>
        </text:list-item>
      </text:list>
      <text:p text:style-name="P16"/>
      <text:p text:style-name="P8">Change Logs:</text:p>
      <text:list text:style-name="L4">
        <text:list-item>
          <text:p text:style-name="P11">v.1.1 </text:p>
          <text:p text:style-name="P12">Add Collapsible sidebar to maximize the space of the content of the main page.</text:p>
          <text:list>
            <text:list-item>
              <text:p text:style-name="P12">Default: showing sidebar icons only.</text:p>
            </text:list-item>
            <text:list-item>
              <text:p text:style-name="P12">Toggled: shows both icons and label.</text:p>
              <text:p text:style-name="P12"/>
            </text:list-item>
          </text:list>
        </text:list-item>
        <text:list-item>
          <text:p text:style-name="P13">v.1.2</text:p>
          <text:p text:style-name="P10">Implementing CRUD <text:span text:style-name="T14">API </text:span>for Tasks.</text:p>
          <text:list>
            <text:list-item>
              <text:p text:style-name="P10">Add Models and Relationship</text:p>
            </text:list-item>
            <text:list-item>
              <text:p text:style-name="P10">Add Routes API / Rest API</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P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P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17T09:32:45.605000000</meta:creation-date>
    <dc:date>2025-06-17T11:43:03.022000000</dc:date>
    <meta:editing-duration>PT2H1M52S</meta:editing-duration>
    <meta:editing-cycles>7</meta:editing-cycles>
    <meta:generator>LibreOffice/7.6.0.3$Windows_X86_64 LibreOffice_project/69edd8b8ebc41d00b4de3915dc82f8f0fc3b6265</meta:generator>
    <meta:document-statistic meta:table-count="1" meta:image-count="0" meta:object-count="0" meta:page-count="6" meta:paragraph-count="158" meta:word-count="635" meta:character-count="3475" meta:non-whitespace-character-count="3099"/>
  </office:meta>
</office:document-meta>
</file>